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50%"/>
      <style:text-properties fo:font-size="12pt" style:font-size-asian="12pt" style:font-size-complex="12pt"/>
    </style:style>
    <style:style style:name="P3" style:family="paragraph" style:parent-style-name="Standard">
      <style:paragraph-properties fo:margin-top="0in" fo:margin-bottom="0in" loext:contextual-spacing="false" fo:line-height="150%"/>
    </style:style>
    <style:style style:name="P4" style:family="paragraph" style:parent-style-name="Standard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5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 <text:tab/> <text:tab/></text:p>
      <text:p text:style-name="P3"><text:span text:style-name="T3">Przypisy:</text:span></text:p>
      <text:p text:style-name="P3"><text:span text:style-name="T2">[1]</text:span><text:a xlink:type="simple" xlink:href="https://www.parrot.com/us/connected-garden/parrot-pot#parrot-pot" text:style-name="Internet_20_link" text:visited-style-name="Visited_20_Internet_20_Link"><text:span text:style-name="T1"> </text:span></text:a><text:a xlink:type="simple" xlink:href="https://www.parrot.com/us/connected-garden/parrot-pot#parrot-pot" text:style-name="Internet_20_link" text:visited-style-name="Visited_20_Internet_20_Link"><text:span text:style-name="T4">https://www.parrot.com/us/connected-garden/parrot-pot#parrot-pot</text:span></text:a></text:p>
      <text:p text:style-name="P3"><text:span text:style-name="T2">[2]</text:span><text:a xlink:type="simple" xlink:href="http://global.parrot.com/au/products/flower-power/" text:style-name="Internet_20_link" text:visited-style-name="Visited_20_Internet_20_Link"><text:span text:style-name="T2"> </text:span></text:a><text:a xlink:type="simple" xlink:href="http://global.parrot.com/au/products/flower-power/" text:style-name="Internet_20_link" text:visited-style-name="Visited_20_Internet_20_Link"><text:span text:style-name="T5">http://global.parrot.com/au/products/flower-power/</text:span>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pl" fo:country="PL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3T12:34:14.103532084</dc:date>
    <dc:creator>Sebastian Straszewski</dc:creator>
    <meta:editing-duration>PT2M30S</meta:editing-duration>
    <meta:editing-cycles>1</meta:editing-cycles>
    <meta:document-statistic meta:table-count="0" meta:image-count="0" meta:object-count="0" meta:page-count="1" meta:paragraph-count="4" meta:word-count="5" meta:character-count="136" meta:non-whitespace-character-count="129"/>
    <meta:generator>LibreOffice/5.2.6.2$Linux_X86_64 LibreOffice_project/20$Build-2</meta:generator>
  </office:meta>
</office:document-meta>
</file>